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Таблица1" style:family="table">
      <style:table-properties style:width="16.9cm" fo:margin-left="-0.199cm" table:align="left" style:writing-mode="lr-tb"/>
    </style:style>
    <style:style style:name="Таблица1.A" style:family="table-column">
      <style:table-column-properties style:column-width="16.9cm"/>
    </style:style>
    <style:style style:name="Таблица1.1" style:family="table-row">
      <style:table-row-properties fo:keep-together="auto"/>
    </style:style>
    <style:style style:name="Таблица1.A1" style:family="table-cell">
      <style:table-cell-properties style:vertical-align="top" fo:padding-left="0.191cm" fo:padding-right="0.191cm" fo:padding-top="0cm" fo:padding-bottom="0cm" fo:border="0.5pt solid #000000" style:writing-mode="lr-tb"/>
    </style:style>
    <style:style style:name="Таблица2" style:family="table">
      <style:table-properties style:width="16.9cm" fo:margin-left="-0.199cm" table:align="left" style:writing-mode="lr-tb"/>
    </style:style>
    <style:style style:name="Таблица2.A" style:family="table-column">
      <style:table-column-properties style:column-width="16.9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0.5pt solid #000000" style:writing-mode="lr-tb"/>
    </style:style>
    <style:style style:name="Таблица3" style:family="table">
      <style:table-properties style:width="16.9cm" fo:margin-left="-0.199cm" table:align="left" style:writing-mode="lr-tb"/>
    </style:style>
    <style:style style:name="Таблица3.A" style:family="table-column">
      <style:table-column-properties style:column-width="16.9cm"/>
    </style:style>
    <style:style style:name="Таблица3.1" style:family="table-row">
      <style:table-row-properties style:min-row-height="4.436cm" fo:keep-together="auto"/>
    </style:style>
    <style:style style:name="Таблица3.A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6.9cm" fo:margin-left="-0.199cm" table:align="left" style:writing-mode="lr-tb"/>
    </style:style>
    <style:style style:name="Таблица4.A" style:family="table-column">
      <style:table-column-properties style:column-width="16.9cm"/>
    </style:style>
    <style:style style:name="Таблица4.1" style:family="table-row">
      <style:table-row-properties style:min-row-height="2.011cm" fo:keep-together="auto"/>
    </style:style>
    <style:style style:name="Таблица4.A1" style:family="table-cell">
      <style:table-cell-properties style:vertical-align="top" fo:padding-left="0.191cm" fo:padding-right="0.191cm" fo:padding-top="0cm" fo:padding-bottom="0cm" fo:border="0.5pt solid #000000" style:writing-mode="lr-tb"/>
    </style:style>
    <style:style style:name="Таблица5" style:family="table">
      <style:table-properties style:width="16.9cm" fo:margin-left="-0.199cm" table:align="left" style:writing-mode="lr-tb"/>
    </style:style>
    <style:style style:name="Таблица5.A" style:family="table-column">
      <style:table-column-properties style:column-width="16.9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6.9cm" fo:margin-left="-0.199cm" table:align="left" style:writing-mode="lr-tb"/>
    </style:style>
    <style:style style:name="Таблица6.A" style:family="table-column">
      <style:table-column-properties style:column-width="16.9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0.5pt solid #000000" style:writing-mode="lr-tb"/>
    </style:style>
    <style:style style:name="Таблица7" style:family="table">
      <style:table-properties style:width="16.9cm" fo:margin-left="-0.199cm" table:align="left" style:writing-mode="lr-tb"/>
    </style:style>
    <style:style style:name="Таблица7.A" style:family="table-column">
      <style:table-column-properties style:column-width="16.9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0.5pt solid #000000" style:writing-mode="lr-tb"/>
    </style:style>
    <style:style style:name="Таблица8" style:family="table">
      <style:table-properties style:width="16.9cm" fo:margin-left="-0.199cm" table:align="left" style:writing-mode="lr-tb"/>
    </style:style>
    <style:style style:name="Таблица8.A" style:family="table-column">
      <style:table-column-properties style:column-width="16.9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list-style-name="WW8Num1"/>
    <style:style style:name="P2" style:family="paragraph" style:parent-style-name="Standard" style:list-style-name="WW8Num2"/>
    <style:style style:name="P3" style:family="paragraph" style:parent-style-name="Standard">
      <style:text-properties fo:language="en" fo:country="US"/>
    </style:style>
    <style:style style:name="P4" style:family="paragraph" style:parent-style-name="Standard" style:list-style-name="WW8Num2">
      <style:text-properties fo:language="en" fo:country="US"/>
    </style:style>
    <style:style style:name="P5" style:family="paragraph" style:parent-style-name="Standard">
      <style:paragraph-properties style:snap-to-layout-grid="false"/>
      <style:text-properties fo:language="en" fo:country="US"/>
    </style:style>
    <style:style style:name="P6" style:family="paragraph" style:parent-style-name="Standard" style:list-style-name="WW8Num2">
      <style:text-properties fo:language="en" fo:country="US" fo:background-color="#ffff00"/>
    </style:style>
    <style:style style:name="P7" style:family="paragraph" style:parent-style-name="Standard">
      <style:paragraph-properties style:snap-to-layout-grid="false"/>
    </style:style>
    <style:style style:name="P8" style:family="paragraph" style:parent-style-name="Standard" style:list-style-name="WW8Num2">
      <style:text-properties fo:background-color="#ffff00"/>
    </style:style>
    <style:style style:name="P9" style:family="paragraph" style:parent-style-name="Standard">
      <style:text-properties fo:color="#800000"/>
    </style:style>
    <style:style style:name="P10" style:family="paragraph" style:parent-style-name="Standard" style:list-style-name="WW8Num2">
      <style:text-properties fo:color="#800000"/>
    </style:style>
    <style:style style:name="P11" style:family="paragraph" style:parent-style-name="Standard">
      <style:paragraph-properties fo:margin-left="0.635cm" fo:margin-right="0cm" fo:text-indent="0cm" style:auto-text-indent="false" fo:padding-left="0.071cm" fo:padding-right="0.141cm" fo:padding-top="0.035cm" fo:padding-bottom="0.035cm" fo:border="0.51pt solid #000000"/>
    </style:style>
    <style:style style:name="P12" style:family="paragraph" style:parent-style-name="Standard">
      <style:paragraph-properties fo:margin-left="0.635cm" fo:margin-right="0cm" fo:text-indent="0cm" style:auto-text-indent="false" fo:padding-left="0.071cm" fo:padding-right="0.141cm" fo:padding-top="0.035cm" fo:padding-bottom="0.035cm" fo:border="0.51pt solid #000000"/>
      <style:text-properties fo:language="en" fo:country="US"/>
    </style:style>
    <style:style style:name="P13" style:family="paragraph" style:parent-style-name="Standard">
      <style:paragraph-properties fo:margin-left="0.635cm" fo:margin-right="0cm" fo:text-indent="0cm" style:auto-text-indent="false" fo:padding-left="0.141cm" fo:padding-right="0.141cm" fo:padding-top="0.035cm" fo:padding-bottom="0.035cm" fo:border="0.51pt solid #000000"/>
    </style:style>
    <style:style style:name="P14" style:family="paragraph" style:parent-style-name="Standard">
      <style:paragraph-properties fo:margin-left="0.635cm" fo:margin-right="0cm" fo:text-indent="0cm" style:auto-text-indent="false" fo:padding-left="0.141cm" fo:padding-right="0.141cm" fo:padding-top="0.035cm" fo:padding-bottom="0.035cm" fo:border="0.51pt solid #000000"/>
      <style:text-properties fo:language="en" fo:country="US"/>
    </style:style>
    <style:style style:name="P15" style:family="paragraph" style:parent-style-name="Standard">
      <style:paragraph-properties fo:padding-left="0.141cm" fo:padding-right="0.141cm" fo:padding-top="0.035cm" fo:padding-bottom="0.035cm" fo:border="0.51pt solid #000000"/>
      <style:text-properties fo:language="en" fo:country="US"/>
    </style:style>
    <style:style style:name="P16" style:family="paragraph" style:parent-style-name="Standard">
      <style:paragraph-properties fo:padding-left="0cm" fo:padding-right="0.141cm" fo:padding-top="0.035cm" fo:padding-bottom="0.035cm" fo:border="0.51pt solid #000000"/>
    </style:style>
    <style:style style:name="P17" style:family="paragraph" style:parent-style-name="Standard">
      <style:paragraph-properties fo:padding-left="0cm" fo:padding-right="0.141cm" fo:padding-top="0.035cm" fo:padding-bottom="0.035cm" fo:border="0.51pt solid #000000"/>
      <style:text-properties fo:language="en" fo:country="US"/>
    </style:style>
    <style:style style:name="P18" style:family="paragraph" style:parent-style-name="Standard" style:master-page-name="Standard">
      <style:paragraph-properties style:page-number="auto"/>
    </style:style>
    <style:style style:name="T1" style:family="text">
      <style:text-properties fo:language="en" fo:country="US"/>
    </style:style>
    <style:style style:name="T2" style:family="text">
      <style:text-properties fo:color="#800000"/>
    </style:style>
    <style:style style:name="T3" style:family="text">
      <style:text-properties fo:color="#800000" fo:background-color="#ffff00" loext:char-shading-value="0"/>
    </style:style>
    <style:style style:name="T4" style:family="text">
      <style:text-properties fo:color="#800000" fo:background-color="#ffff00" loext:char-shading-value="0"/>
    </style:style>
    <style:style style:name="T5" style:family="text">
      <style:text-properties fo:color="#800000" officeooo:rsid="0014d2d0"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Алгоритм проведения испытаний на эмуляторе андроид.</text:p>
      <text:p text:style-name="Standard"/>
      <text:p text:style-name="Standard">Определение архитектуры установочного APK пакета можно реализовать 2-мя способами:</text:p>
      <text:p text:style-name="Standard"/>
      <text:p text:style-name="Standard"/>
      <text:list xml:id="list8379609512133653214" text:style-name="WW8Num1">
        <text:list-item>
          <text:p text:style-name="P1">Откыть APK пакет в каталоге <text:span text:style-name="T1">lib</text:span> будут каталоги с названием архитектур на которых данная APK может выполняться, если таковых папок не окажется то APK пакет можно запустить на любой платформе. Ограничения по версии ОС можно получить из файла манифеста AndroidManifest.xml.</text:p>
        </text:list-item>
        <text:list-item>
          <text:p text:style-name="P1">Попробовать установить APK под версияи ОС для разных платформ, что бы определить какие виды архитектур APK поддерживает, там где он не установится соответствующая архитектура поддерживаться не будет.</text:p>
        </text:list-item>
      </text:list>
      <text:p text:style-name="Standard"/>
      <text:p text:style-name="Standard"/>
      <text:p text:style-name="Standard">Алгоритм выполнения проверок:</text:p>
      <text:list xml:id="list365539835441059590" text:style-name="WW8Num2">
        <text:list-item>
          <text:p text:style-name="P2">Запуск нужной версии и архитектуры ОС АНДРОИД.</text:p>
        </text:list-item>
        <text:list-item>
          <text:p text:style-name="P2">Используя ключ запущенной виртуальной машины в цыкле получаем список процессов пока не будет достигнута окончательная загрузка:</text:p>
        </text:list-item>
      </text:list>
      <text:p text:style-name="Standard"/>
      <text:p text:style-name="P12">C:\Users\Алексей&gt;adb -s emulator-<text:span text:style-name="T2">5554</text:span> shell /services/activity_control_client GET_PROCESS_LIST</text:p>
      <text:p text:style-name="P12">error: device offline</text:p>
      <text:p text:style-name="P12"/>
      <text:p text:style-name="P11"><text:span text:style-name="T1">C:\Users\Алексей&gt;adb -s emulator-5554 shell /services/activity_control_client GET_PROCESS_LIST</text:span></text:p>
      <text:p text:style-name="P12">pid <text:s text:c="12"/>time_last_active <text:s text:c="15"/>application</text:p>
      <text:p text:style-name="P12">1248 <text:s text:c="11"/>2017.04.09 13:47:04 <text:s text:c="12"/>zygote</text:p>
      <text:p text:style-name="P12">1535 <text:s text:c="11"/>2017.04.09 13:48:22 <text:s text:c="12"/>system_server</text:p>
      <text:p text:style-name="P12"/>
      <text:p text:style-name="P11"><text:span text:style-name="T1">C:\Users\Алексей&gt;adb -s emulator-5554 shell /services/activity_control_client GET_PROCESS_LIST</text:span></text:p>
      <text:p text:style-name="P12">pid <text:s text:c="12"/>time_last_active <text:s text:c="15"/>application</text:p>
      <text:p text:style-name="P12">1248 <text:s text:c="11"/>2017.04.09 13:47:04 <text:s text:c="12"/>zygote</text:p>
      <text:p text:style-name="P12">1535 <text:s text:c="11"/>2017.04.09 13:48:22 <text:s text:c="12"/>system_server</text:p>
      <text:p text:style-name="P12">1609 <text:s text:c="11"/>2017.04.09 13:48:18 <text:s text:c="12"/>com.android.systemui</text:p>
      <text:p text:style-name="P12">1819 <text:s text:c="11"/>2017.04.09 13:47:08 <text:s text:c="12"/>com.android.inputmethod.latin</text:p>
      <text:p text:style-name="P12">1834 <text:s text:c="11"/>2017.04.09 13:48:21 <text:s text:c="12"/>com.android.phone</text:p>
      <text:p text:style-name="P12">1839 <text:s text:c="11"/>2017.04.09 13:48:00 <text:s text:c="12"/>com.android.launcher3</text:p>
      <text:p text:style-name="P12">1858 <text:s text:c="11"/>2017.04.09 13:47:08 <text:s text:c="12"/>com.android.printspooler</text:p>
      <text:p text:style-name="P12">1885 <text:s text:c="11"/>2017.04.09 13:47:18 <text:s text:c="12"/>android.process.acore</text:p>
      <text:p text:style-name="P12">1943 <text:s text:c="11"/>2017.04.09 13:47:27 <text:s text:c="12"/>android.process.media</text:p>
      <text:p text:style-name="P12">1991 <text:s text:c="11"/>2017.04.09 13:47:27 <text:s text:c="12"/>com.android.vending.billing.InAppBillingService.LOCK</text:p>
      <text:p text:style-name="P12">2030 <text:s text:c="11"/>2017.04.09 13:47:08 <text:s text:c="12"/>com.android.deskclock</text:p>
      <text:p text:style-name="P12">2049 <text:s text:c="11"/>2017.04.09 13:47:08 <text:s text:c="12"/>com.android.quicksearchbox</text:p>
      <text:p text:style-name="P12">2063 <text:s text:c="11"/>2017.04.09 13:47:55 <text:s text:c="12"/>com.android.music</text:p>
      <text:p text:style-name="P12">2081 <text:s text:c="11"/>2017.04.09 13:47:08 <text:s text:c="12"/>com.android.settings</text:p>
      <text:p text:style-name="P12">2109 <text:s text:c="11"/>2017.04.09 13:47:33 <text:s text:c="12"/>com.android.calendar</text:p>
      <text:p text:style-name="P14">2129 <text:s text:c="11"/>2017.04.09 13:48:02 <text:s text:c="12"/>com.android.providers.calendar</text:p>
      <text:p text:style-name="P14">2149 <text:s text:c="11"/>2017.04.09 13:47:08 <text:s text:c="12"/>com.android.keychain</text:p>
      <text:p text:style-name="P14">2165 <text:s text:c="11"/>2017.04.09 13:47:08 <text:s text:c="12"/>com.android.dialer</text:p>
      <text:p text:style-name="P14">2205 <text:s text:c="11"/>2017.04.09 13:47:08 <text:s text:c="12"/>com.android.managedprovisioning</text:p>
      <text:p text:style-name="P14"><text:soft-page-break/>2229 <text:s text:c="11"/>2017.04.09 13:47:09 <text:s text:c="12"/>com.android.email</text:p>
      <text:p text:style-name="P13"><text:span text:style-name="T1">2246 <text:s text:c="11"/>2017.04.09 13:47:09 <text:s text:c="12"/>com.android.exchange</text:span></text:p>
      <text:p text:style-name="P14">2267 <text:s text:c="11"/>2017.04.09 13:47:10 <text:s text:c="12"/>com.android.messaging</text:p>
      <text:p text:style-name="P14"/>
      <text:p text:style-name="P14">!!!close!!!</text:p>
      <text:p text:style-name="Standard"/>
      <text:p text:style-name="Standard"/>
      <text:p text:style-name="Standard"/>
      <text:list xml:id="list115016216134317" text:continue-numbering="true" text:style-name="WW8Num2">
        <text:list-item>
          <text:p text:style-name="P2">Блокируем работу Андроида</text:p>
        </text:list-item>
      </text:list>
      <text:p text:style-name="P3"/>
      <text:p text:style-name="P17"/>
      <text:p text:style-name="P17">C:\Users\Алексей&gt;adb -s emulator-5554 <text:s/>shell /services/activity_control_client LOCK</text:p>
      <text:p text:style-name="P17"/>
      <text:p text:style-name="P17">!!!close!!!</text:p>
      <text:p text:style-name="P17"/>
      <text:p text:style-name="P17"/>
      <text:p text:style-name="P17">C:\Users\Алексей&gt;adb -s emulator-5554 <text:s/>shell /services/activity_control_client <text:s/>GET_SERVER_STATUS</text:p>
      <text:p text:style-name="P17">SERVICE STATUS:</text:p>
      <text:p text:style-name="P17"><text:s text:c="8"/>Server status:LOCK</text:p>
      <text:p text:style-name="P17"><text:s text:c="8"/>Messages in queue:58</text:p>
      <text:p text:style-name="P17"><text:s text:c="8"/>Current error:No such file or directory</text:p>
      <text:p text:style-name="P17"><text:s text:c="8"/>Calculate operations:3441291</text:p>
      <text:p text:style-name="P17"/>
      <text:p text:style-name="P16"><text:span text:style-name="T1">!!!close!!!</text:span></text:p>
      <text:p text:style-name="P3"/>
      <text:list xml:id="list115015442781892" text:continue-numbering="true" text:style-name="WW8Num2">
        <text:list-item>
          <text:p text:style-name="P10">Устанавливаем фильтр на отображение результатов работы нужной программы</text:p>
        </text:list-item>
      </text:list>
      <text:p text:style-name="P9"/>
      <table:table table:name="Таблица1" table:style-name="Таблица1">
        <table:table-column table:style-name="Таблица1.A"/>
        <table:table-row table:style-name="Таблица1.1">
          <table:table-cell table:style-name="Таблица1.A1" office:value-type="string">
            <text:p text:style-name="P3">C:\Users\Алексей&gt;adb -s emulator-5554 <text:s/>shell /services/activity_control_client <text:s/>ADD_APP_FILTER <text:s/><text:span text:style-name="T4">ru.mobility -</text:span></text:p>
          </table:table-cell>
        </table:table-row>
      </table:table>
      <text:p text:style-name="P3"/>
      <text:p text:style-name="P3"/>
      <text:p text:style-name="P3"/>
      <text:p text:style-name="P3"/>
      <text:list xml:id="list115014909924192" text:continue-numbering="true" text:style-name="WW8Num2">
        <text:list-item>
          <text:p text:style-name="P2">Снимаем контрольные суммы</text:p>
        </text:list-item>
      </text:list>
      <text:p text:style-name="P3"/>
      <text:p text:style-name="P15">C:\Users\Алексей&gt;adb -s emulator-5554 <text:s/>shell /services/checksum_control_client <text:s/>CREATE_ETALON</text:p>
      <text:p text:style-name="P15">1</text:p>
      <text:p text:style-name="P15">!!!close!!!</text:p>
      <text:p text:style-name="P3"/>
      <text:p text:style-name="Standard"><text:span text:style-name="T1">5 . Ра</text:span>зблокируем<text:span text:style-name="T1"> </text:span>работу<text:span text:style-name="T1"> </text:span>Андроида</text:p>
      <text:p text:style-name="P3"/>
      <text:p text:style-name="P17"/>
      <text:p text:style-name="P16"><text:span text:style-name="T1">C:\Users\Алексей&gt;adb -s emulator-5554 <text:s/>shell /services/activity_control_client UNLOCK</text:span></text:p>
      <text:p text:style-name="P17"/>
      <text:p text:style-name="P17">!!!close!!!</text:p>
      <text:p text:style-name="P17"/>
      <text:p text:style-name="P17"/>
      <text:p text:style-name="P17">C:\Users\Алексей&gt;adb -s emulator-5554 <text:s/>shell /services/activity_control_client <text:s/>GET_SERVER_STATUS</text:p>
      <text:p text:style-name="P17"><text:soft-page-break/>SERVICE STATUS:</text:p>
      <text:p text:style-name="P16"><text:span text:style-name="T1"><text:s text:c="8"/>Server status:UNLOCK</text:span></text:p>
      <text:p text:style-name="P17"><text:s text:c="8"/>Messages in queue:6</text:p>
      <text:p text:style-name="P17"><text:s text:c="8"/>Current error:No such file or directory</text:p>
      <text:p text:style-name="P17"><text:s text:c="8"/>Calculate operations:3575217</text:p>
      <text:p text:style-name="P17"/>
      <text:p text:style-name="P17">!!!close!!!</text:p>
      <text:list xml:id="list115016357089285" text:continue-numbering="true" text:style-name="WW8Num2">
        <text:list-item>
          <text:p text:style-name="P8"><text:span text:style-name="T1">Устанавливаем выбранну</text:span>ю APK </text:p>
        </text:list-item>
      </text:list>
      <text:p text:style-name="Standard"/>
      <table:table table:name="Таблица2" table:style-name="Таблица2">
        <table:table-column table:style-name="Таблица2.A"/>
        <table:table-row table:style-name="Таблица2.1">
          <table:table-cell table:style-name="Таблица2.A1" office:value-type="string">
            <text:p text:style-name="P7"/>
            <text:p text:style-name="Standard">C:\Users\Алексей&gt;adb -s emulator-5554 <text:s/><text:span text:style-name="T1">install</text:span> –<text:span text:style-name="T1">rg</text:span> &lt;полный путь к устанавливаемому пакету&gt;</text:p>
            <text:p text:style-name="Standard"/>
            <text:p text:style-name="Standard"/>
            <text:p text:style-name="P3">C:\Users\Алексей&gt;adb -s emulator-5554 <text:s/>install -r f:\distrib\ru.mobility.apk</text:p>
            <text:p text:style-name="P3">[100%] /data/local/tmp/ru.mobility.apk</text:p>
            <text:p text:style-name="P3"><text:s text:c="8"/>pkg: /data/local/tmp/ru.mobility.apk</text:p>
            <text:p text:style-name="P3">Success</text:p>
          </table:table-cell>
        </table:table-row>
      </table:table>
      <text:p text:style-name="Standard"/>
      <text:p text:style-name="Standard">Или </text:p>
      <text:p text:style-name="Standard"/>
      <text:p text:style-name="Standard"/>
      <table:table table:name="Таблица3" table:style-name="Таблица3">
        <table:table-column table:style-name="Таблица3.A"/>
        <table:table-row table:style-name="Таблица3.1">
          <table:table-cell table:style-name="Таблица3.A1" office:value-type="string">
            <text:p text:style-name="Standard"><text:span text:style-name="T1">C:\Users\</text:span>Алексей<text:span text:style-name="T1">&gt;adb -s emulator-5554 <text:s/>adb pull <text:s/>f:\distrib\ru.mobility.apk <text:s/>/data/local/tmp</text:span></text:p>
            <text:p text:style-name="P3"/>
            <text:p text:style-name="P3"/>
            <text:p text:style-name="P3">C:\Users\Алексей&gt;adb -s emulator-5554 shell pm install -r <text:s/>/data/local/tmp/ru.mobility.apk</text:p>
            <text:p text:style-name="P3"><text:s text:c="8"/>pkg: /data/local/tmp/ru.mobility.apk</text:p>
            <text:p text:style-name="P3">Success</text:p>
          </table:table-cell>
        </table:table-row>
      </table:table>
      <text:p text:style-name="Standard"/>
      <text:list xml:id="list115014553853885" text:continue-numbering="true" text:style-name="WW8Num2">
        <text:list-item>
          <text:p text:style-name="P8">Провести запуск APK</text:p>
        </text:list-item>
      </text:list>
      <text:p text:style-name="Standard"/>
      <table:table table:name="Таблица4" table:style-name="Таблица4">
        <table:table-column table:style-name="Таблица4.A"/>
        <table:table-row table:style-name="Таблица4.1">
          <table:table-cell table:style-name="Таблица4.A1" office:value-type="string">
            <text:p text:style-name="P3">C:\Users\Алексей&gt;adb -s emulator-5554 <text:s/>shell monkey -p ru.mobility -c android.intent.category.LAUNCHER 1</text:p>
            <text:p text:style-name="P3">Events injected: 1</text:p>
            <text:p text:style-name="P3">## Network stats: elapsed time=171ms (0ms mobile, 0ms wifi, 171ms not connected)</text:p>
          </table:table-cell>
        </table:table-row>
      </table:table>
      <text:p text:style-name="P3"/>
      <text:p text:style-name="P3"/>
      <text:p text:style-name="P3"/>
      <text:p text:style-name="P3"/>
      <text:list xml:id="list115016515622612" text:continue-numbering="true" text:style-name="WW8Num2">
        <text:list-item>
          <text:p text:style-name="P6">Получение результатов тестирования </text:p>
        </text:list-item>
      </text:list>
      <text:p text:style-name="P3"/>
      <table:table table:name="Таблица5" table:style-name="Таблица5">
        <table:table-column table:style-name="Таблица5.A"/>
        <table:table-row table:style-name="Таблица5.1">
          <table:table-cell table:style-name="Таблица5.A1" office:value-type="string">
            <text:p text:style-name="P5"/>
            <text:p text:style-name="P3">C:\Users\Алексей&gt;adb -s emulator-5554 <text:s/>shell /services/tail -f /mnt/auditlogd/audit/ru.mobility.txt</text:p>
            <text:p text:style-name="P3">2017.04.09 18:15:38.152389 <text:s text:c="6"/>4056 <text:s text:c="3"/>"ru.mobility" <text:s text:c="2"/>2756618544 <text:s text:c="5"/>10054 <text:s text:c="2"/>10054 <text:s text:c="2"/>-1 <text:s text:c="5"/>"" <text:s text:c="2"/>282 <text:s text:c="7"/>1</text:p>
            <text:p text:style-name="P3"><text:s/>0 <text:s text:c="6"/>SERVER, android.view.IWindow, 13,</text:p>
            <text:p text:style-name="P3">2017.04.09 18:15:38.169076 <text:s text:c="6"/>4056 <text:s text:c="3"/>"ru.mobility" <text:s text:c="2"/>2756618544 <text:s text:c="5"/>10054 <text:s text:c="2"/>10054 <text:s text:c="2"/>-1 <text:s text:c="5"/>"" <text:s text:c="5"/>22 <text:s text:c="5"/>1</text:p>
            <text:p text:style-name="P3"><text:soft-page-break/><text:s/>0 <text:s text:c="6"/>10, /dev/cpuctl/tasks, 4</text:p>
            <text:p text:style-name="P3">2017.04.09 18:15:38.169129 <text:s text:c="6"/>4056 <text:s text:c="3"/>"ru.mobility" <text:s text:c="2"/>2756618544 <text:s text:c="5"/>10054 <text:s text:c="2"/>10054 <text:s text:c="2"/>-1 <text:s text:c="5"/>"" <text:s text:c="5"/>22 <text:s text:c="5"/>1</text:p>
            <text:p text:style-name="P3"><text:s/>0 <text:s text:c="6"/>11, anon_inode:[eventfd], 8</text:p>
            <text:p text:style-name="P3">2017.04.09 18:15:38.169171 <text:s text:c="6"/>4056 <text:s text:c="3"/>"ru.mobility" <text:s text:c="2"/>2756618544 <text:s text:c="5"/>10054 <text:s text:c="2"/>10054 <text:s text:c="2"/>-1 <text:s text:c="5"/>"" <text:s text:c="5"/>22 <text:s text:c="5"/>1</text:p>
            <text:p text:style-name="P3"><text:s/>0 <text:s text:c="6"/>10, /dev/cpuctl/tasks, 4</text:p>
            <text:p text:style-name="P3">2017.04.09 18:15:38.169783 <text:s text:c="6"/>4056 <text:s text:c="3"/>"ru.mobility" <text:s text:c="2"/>3077557248 <text:s text:c="5"/>10054 <text:s text:c="2"/>10054 <text:s text:c="2"/>-1 <text:s text:c="5"/>"" <text:s text:c="5"/>4 <text:s text:c="6"/>1</text:p>
            <text:p text:style-name="P3"><text:s/>11 <text:s text:c="5"/>11, anon_inode:[eventfd], 8</text:p>
            <text:p text:style-name="P3">2017.04.09 18:15:42.158105 <text:s text:c="6"/>4056 <text:s text:c="3"/>"ru.mobility" <text:s text:c="2"/>2758727984 <text:s text:c="5"/>10054 <text:s text:c="2"/>10054 <text:s text:c="2"/>-1 <text:s text:c="5"/>"" <text:s text:c="5"/>242 <text:s text:c="4"/>1</text:p>
            <text:p text:style-name="P3"><text:s/>110 <text:s text:c="4"/>3002875904</text:p>
            <text:p text:style-name="P3">2017.04.09 18:15:42.158357 <text:s text:c="6"/>4056 <text:s text:c="3"/>"ru.mobility" <text:s text:c="2"/>2758727984 <text:s text:c="5"/>10054 <text:s text:c="2"/>10054 <text:s text:c="2"/>-1 <text:s text:c="5"/>"" <text:s text:c="5"/>3 <text:s text:c="6"/>1</text:p>
            <text:p text:style-name="P3"><text:s/>0 <text:s text:c="6"/>19, /dev/ashmem, 0, 2</text:p>
            <text:p text:style-name="P3">2017.04.09 18:15:42.158727 <text:s text:c="6"/>4056 <text:s text:c="3"/>"ru.mobility" <text:s text:c="2"/>2758727984 <text:s text:c="5"/>10054 <text:s text:c="2"/>10054 <text:s text:c="2"/>-1 <text:s text:c="5"/>"" <text:s text:c="5"/>241 <text:s text:c="4"/>1</text:p>
            <text:p text:style-name="P3"><text:s/>0 <text:s text:c="6"/>19, /dev/ashmem, 3002986496, 3, 2</text:p>
            <text:p text:style-name="P3">2017.04.09 18:15:42.158853 <text:s text:c="6"/>4056 <text:s text:c="3"/>"ru.mobility" <text:s text:c="2"/>2758727984 <text:s text:c="5"/>10054 <text:s text:c="2"/>10054 <text:s text:c="2"/>-1 <text:s text:c="5"/>"" <text:s text:c="5"/>241 <text:s text:c="4"/>1</text:p>
            <text:p text:style-name="P3"><text:s/>0 <text:s text:c="6"/>19, /dev/ashmem, 3002986496, 3, 2</text:p>
            <text:p text:style-name="P3">2017.04.09 18:15:42.158968 <text:s text:c="6"/>4056 <text:s text:c="3"/>"ru.mobility" <text:s text:c="2"/>2758727984 <text:s text:c="5"/>10054 <text:s text:c="2"/>10054 <text:s text:c="2"/>-1 <text:s text:c="5"/>"" <text:s text:c="5"/>202 <text:s text:c="4"/>1</text:p>
            <text:p text:style-name="P3"><text:s/>0 <text:s text:c="6"/>19, /dev/ashmem</text:p>
          </table:table-cell>
        </table:table-row>
      </table:table>
      <text:p text:style-name="P3"/>
      <text:p text:style-name="P3"/>
      <text:list xml:id="list115015402517433" text:continue-numbering="true" text:style-name="WW8Num2">
        <text:list-item>
          <text:p text:style-name="P4">Запуск тестов использую утилиту <text:s/>input</text:p>
        </text:list-item>
      </text:list>
      <text:p text:style-name="P3"/>
      <table:table table:name="Таблица6" table:style-name="Таблица6">
        <table:table-column table:style-name="Таблица6.A"/>
        <table:table-row table:style-name="Таблица6.1">
          <table:table-cell table:style-name="Таблица6.A1" office:value-type="string">
            <text:p text:style-name="P3">C:\Users\Алексей&gt;adb -s emulator-5554 <text:s/>shell input tap 50 50</text:p>
          </table:table-cell>
        </table:table-row>
      </table:table>
      <text:p text:style-name="P3"/>
      <text:list xml:id="list115014744275510" text:continue-numbering="true" text:style-name="WW8Num2">
        <text:list-item>
          <text:p text:style-name="P2">Блокируем работу Андроида</text:p>
        </text:list-item>
      </text:list>
      <text:p text:style-name="P3"/>
      <text:p text:style-name="P17"/>
      <text:p text:style-name="P17">C:\Users\Алексей&gt;adb -s emulator-5554 <text:s/>shell /services/activity_control_client LOCK</text:p>
      <text:p text:style-name="P17"/>
      <text:p text:style-name="P17">!!!close!!!</text:p>
      <text:p text:style-name="P17"/>
      <text:p text:style-name="P17"/>
      <text:p text:style-name="P17">C:\Users\Алексей&gt;adb -s emulator-5554 <text:s/>shell /services/activity_control_client <text:s/>GET_SERVER_STATUS</text:p>
      <text:p text:style-name="P17">SERVICE STATUS:</text:p>
      <text:p text:style-name="P17"><text:s text:c="8"/>Server status:LOCK</text:p>
      <text:p text:style-name="P17"><text:s text:c="8"/>Messages in queue:58</text:p>
      <text:p text:style-name="P17"><text:s text:c="8"/>Current error:No such file or directory</text:p>
      <text:p text:style-name="P17"><text:s text:c="8"/>Calculate operations:3441291</text:p>
      <text:p text:style-name="P17"/>
      <text:p text:style-name="P17">!!!close!!!</text:p>
      <text:p text:style-name="P3"/>
      <text:p text:style-name="Standard"/>
      <text:list xml:id="list115015078719704" text:continue-numbering="true" text:style-name="WW8Num2">
        <text:list-item>
          <text:p text:style-name="P2">Отключаем фильтр на отображение результатов работы нужной программы</text:p>
        </text:list-item>
      </text:list>
      <text:p text:style-name="Standard"/>
      <table:table table:name="Таблица7" table:style-name="Таблица7">
        <table:table-column table:style-name="Таблица7.A"/>
        <text:soft-page-break/>
        <table:table-row table:style-name="Таблица7.1">
          <table:table-cell table:style-name="Таблица7.A1" office:value-type="string">
            <text:p text:style-name="P3">C:\Users\Алексей&gt;adb -s emulator-5554 <text:s/>shell /services/activity_control_client <text:s/>DEL_APP_FILTER ru.mobility</text:p>
          </table:table-cell>
        </table:table-row>
      </table:table>
      <text:p text:style-name="P3"/>
      <text:p text:style-name="P3"/>
      <text:p text:style-name="P3"/>
      <text:p text:style-name="P3"/>
      <text:p text:style-name="Standard">12. Получение информации об изменениях в файловой системе</text:p>
      <text:p text:style-name="Standard"/>
      <text:p text:style-name="Standard"/>
      <table:table table:name="Таблица8" table:style-name="Таблица8">
        <table:table-column table:style-name="Таблица8.A"/>
        <table:table-row table:style-name="Таблица8.1">
          <table:table-cell table:style-name="Таблица8.A1" office:value-type="string">
            <text:p text:style-name="P3">C:\Users\Алексей&gt;adb -s emulator-5554 <text:s/>shell /services/checksum_control_client <text:s/>GET_ADD_FILES</text:p>
            <text:p text:style-name="P3"/>
            <text:p text:style-name="P3">/data/system/dropbox/system_app_strictmode@1491573590307.txt.gz 0600 <text:s text:c="3"/>1000 <text:s text:c="3"/>1000 <text:s text:c="3"/>2162 <text:s text:c="3"/>2017-04-07 13:59:50</text:p>
            <text:p text:style-name="P3">security.selinux=u:object_r:system_data_file:s0 8cdad8a11ba01d9bd7e6b2afd2c00195</text:p>
            <text:p text:style-name="P3">/data/system/batterystats-daily.xml <text:s text:c="4"/>0600 <text:s text:c="3"/>1000 <text:s text:c="3"/>1000 <text:s text:c="3"/>396 <text:s text:c="4"/>2017-04-06 21:45:09 <text:s text:c="4"/>security.selinux=u:objec</text:p>
            <text:p text:style-name="P3">t_r:system_data_file:s0 4eaca48b39fe74856a0b79a65ca0d232</text:p>
            <text:p text:style-name="P3">/data/anr/traces.txt <text:s text:c="3"/>0666 <text:s text:c="3"/>1000 <text:s text:c="3"/>1000 <text:s text:c="3"/>321204 <text:s/>2017-04-07 13:59:17 <text:s text:c="4"/>security.selinux=u:object_r:anr_data_fil</text:p>
            <text:p text:style-name="P3">e:s0 <text:s text:c="3"/>3dd19008ae0c89ef607c65b4ec7e1698</text:p>
            <text:p text:style-name="P3"/>
            <text:p text:style-name="P3">C:\Users\Алексей&gt;adb -s emulator-5554 <text:s/>shell /services/checksum_control_client <text:s/>GET_MODIFY_FILES</text:p>
            <text:p text:style-name="P3"/>
            <text:p text:style-name="P3">/data/system/shared_prefs/log_files.xml ╨б╤В╨░╤А╨╛╨╡ ╨╖╨╜╨░╤З╨╡╨╜╨╕╨╡: 0660 <text:s text:c="4"/>1000 <text:s text:c="3"/>1000 <text:s text:c="3"/>142 2017-02-14 21:19:40</text:p>
            <text:p text:style-name="P3">security.selinux=u:object_r:system_data_file:s0 6d7d7c5ec9c837cc308a5699db547238 ╨Э╨╛╨▓╨╛╨╡ ╨╖╨╜╨░╤З╨╡╨╜╨╕╨╡: 0660</text:p>
            <text:p text:style-name="P3">1000 <text:s text:c="3"/>1000 <text:s text:c="3"/>790 <text:s text:c="4"/>2017-04-06 22:36:15 <text:s text:c="4"/>security.selinux=u:object_r:system_data_file:s0 7bf0aed1b9ac4f2f5ff7f22c</text:p>
            <text:p text:style-name="P3">a79b2158</text:p>
            <text:p text:style-name="P3">/data/system/package-usage.list ╨б╤В╨░╤А╨╛╨╡ ╨╖╨╜╨░╤З╨╡╨╜╨╕╨╡: 0640 <text:s text:c="4"/>1000 <text:s text:c="3"/>1032 <text:s text:c="3"/>1121 <text:s text:c="3"/>2017-02-15 16:15:01</text:p>
            <text:p text:style-name="P3">security.selinux=u:object_r:system_data_file:s0 03ec17ee3f1f0e4eedc9c57f1512f67f ╨Э╨╛╨▓╨╛╨╡ ╨╖╨╜╨░╤З╨╡╨╜╨╕╨╡: 0640</text:p>
            <text:p text:style-name="P3">1000 <text:s text:c="3"/>1032 <text:s text:c="3"/>2494 <text:s text:c="3"/>2017-04-09 15:44:16 <text:s text:c="4"/>security.selinux=u:object_r:system_data_file:s0 c70098ba94e56f2bf0156492</text:p>
            <text:p text:style-name="P3">dcf08e37</text:p>
            <text:p text:style-name="P3">/data/.layout_version ╨б╤В╨░╤А╨╛╨╡ ╨╖╨╜╨░╤З╨╡╨╜╨╕╨╡: 0600 <text:s text:c="6"/>0 <text:s text:c="6"/>0 <text:s text:c="6"/>2 <text:s text:c="6"/>2017-02-14 21:10:12 <text:s text:c="4"/>security</text:p>
            <text:p text:style-name="P3">.selinux=u:object_r:install_data_file:s0 <text:s text:c="7"/>309fc7d3bc53bb63ac42e359260ac740 ╨Э╨╛╨▓╨╛╨╡ ╨╖╨╜╨░╤З╨╡╨╜╨╕╨╡: 0600</text:p>
            <text:p text:style-name="P3">0 <text:s text:c="6"/>0 <text:s text:c="6"/>2 <text:s text:c="6"/>2017-03-02 12:29:37 <text:s text:c="4"/>security.selinux=u:object_r:install_data_file:s0 <text:s text:c="7"/>309fc7d3bc53bb63</text:p>
            <text:p text:style-name="P3">ac42e359260ac740</text:p>
            <text:p text:style-name="P3"/>
            <text:p text:style-name="P3">!!!close!!!</text:p>
            <text:p text:style-name="P3"/>
            <text:p text:style-name="P3"/>
            <text:p text:style-name="P3"/>
            <text:p text:style-name="P3">C:\Users\Алексей&gt;adb -s emulator-5554 <text:s/>shell /services/checksum_control_client <text:s/><text:soft-page-break/>GET_DELETE_FILES</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13. Разблокируем работу Андроида и удаляем установленный APK</text:p>
      <text:p text:style-name="Standard"/>
      <text:p text:style-name="P16"/>
      <text:p text:style-name="P17">C:\Users\Алексей&gt;adb -s emulator-5554 <text:s/>shell /services/activity_control_client LOCK</text:p>
      <text:p text:style-name="P17"/>
      <text:p text:style-name="P17">!!!close!!!</text:p>
      <text:p text:style-name="P17"/>
      <text:p text:style-name="P17"/>
      <text:p text:style-name="P17">C:\Users\Алексей&gt;adb -s emulator-5554 <text:s/>shell /services/activity_control_client <text:s/>GET_SERVER_STATUS</text:p>
      <text:p text:style-name="P17">SERVICE STATUS:</text:p>
      <text:p text:style-name="P16"><text:span text:style-name="T1"><text:s text:c="8"/>Server status:UNLOCK</text:span></text:p>
      <text:p text:style-name="P17"><text:s text:c="8"/>Messages in queue:6</text:p>
      <text:p text:style-name="P17"><text:s text:c="8"/>Current error:No such file or directory</text:p>
      <text:p text:style-name="P17"><text:s text:c="8"/>Calculate operations:3575217</text:p>
      <text:p text:style-name="P17"/>
      <text:p text:style-name="P17">!!!close!!!</text:p>
      <text:p text:style-name="P17"/>
      <text:p text:style-name="P17">C:\Users\Алексей&gt;adb -s emulator-5554 uninstall -k ru.mobility</text:p>
      <text:p text:style-name="P17"/>
      <text:p text:style-name="P17"/>
      <text:p text:style-name="P1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ru" fo:country="RU"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language="en" fo:country="U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19cm" fo:text-indent="-0.318cm" fo:margin-left="4.41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29cm" fo:text-indent="-0.318cm" fo:margin-left="8.229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499cm" fo:text-indent="-0.635cm" fo:margin-left="9.49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69cm" fo:text-indent="-0.635cm" fo:margin-left="10.769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39cm"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Алгоритм проведения испытаний на эмуляторе андроид</dc:title>
    <meta:initial-creator>punsh</meta:initial-creator>
    <meta:creation-date>2017-04-09T14:35:00</meta:creation-date>
    <dc:date>2017-07-12T11:50:14.237291210</dc:date>
    <meta:editing-cycles>16</meta:editing-cycles>
    <meta:editing-duration>PT23H11M8S</meta:editing-duration>
    <meta:document-statistic meta:table-count="8" meta:image-count="0" meta:object-count="0" meta:page-count="6" meta:paragraph-count="149" meta:word-count="797" meta:character-count="9449" meta:non-whitespace-character-count="7445"/>
    <meta:generator>LibreOffice/5.0.6.2$Linux_X86_64 LibreOffice_project/00$Build-2</meta:generator>
  </office:meta>
</office:document-meta>
</file>